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19" office:value-type="date" office:date-value="2025-02-24" calcext:value-type="date">
            <text:p>2025-02-2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5" calcext:value-type="date">
            <text:p>2025-02-25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6" calcext:value-type="date">
            <text:p>2025-02-2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7" calcext:value-type="date">
            <text:p>2025-02-2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8" calcext:value-type="date">
            <text:p>2025-02-28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1" calcext:value-type="date">
            <text:p>2025-03-0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2" calcext:value-type="date">
            <text:p>2025-03-0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3" calcext:value-type="date">
            <text:p>2025-03-03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4" calcext:value-type="date">
            <text:p>2025-03-0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5" calcext:value-type="date">
            <text:p>2025-03-05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Studied papers; Met with Thomas</text:p>
          </table:table-cell>
        </table:table-row>
        <table:table-row table:style-name="ro1">
          <table:table-cell table:style-name="ce19" office:value-type="date" office:date-value="2025-03-06" calcext:value-type="date">
            <text:p>2025-03-06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7" calcext:value-type="date">
            <text:p>2025-03-0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Acquired UrbanVehicle Dataset</text:p>
          </table:table-cell>
        </table:table-row>
        <table:table-row table:style-name="ro1">
          <table:table-cell table:style-name="ce19" office:value-type="date" office:date-value="2025-03-08" calcext:value-type="date">
            <text:p>2025-03-08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9" office:value-type="date" office:date-value="2025-03-09" calcext:value-type="date">
            <text:p>2025-03-09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9" office:value-type="date" office:date-value="2025-03-10" calcext:value-type="date">
            <text:p>2025-03-10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9" office:value-type="date" office:date-value="2025-03-11" calcext:value-type="date">
            <text:p>2025-03-1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Explored VehicleTraj dataset</text:p>
          </table:table-cell>
        </table:table-row>
        <table:table-row table:style-name="ro1">
          <table:table-cell table:style-name="ce19" office:value-type="date" office:date-value="2025-03-12" calcext:value-type="date">
            <text:p>2025-03-12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Meeting with Thomas</text:p>
          </table:table-cell>
        </table:table-row>
        <table:table-row table:style-name="ro1">
          <table:table-cell table:style-name="ce19" office:value-type="date" office:date-value="2025-03-13" calcext:value-type="date">
            <text:p>2025-03-1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Worked on implementation strategy</text:p>
          </table:table-cell>
        </table:table-row>
        <table:table-row table:style-name="ro1">
          <table:table-cell table:style-name="ce19" office:value-type="date" office:date-value="2025-03-14" calcext:value-type="date">
            <text:p>2025-03-14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out the map-matching library</text:p>
          </table:table-cell>
        </table:table-row>
        <table:table-row table:style-name="ro2">
          <table:table-cell table:style-name="ce19" office:value-type="date" office:date-value="2025-03-15" calcext:value-type="date">
            <text:p>2025-03-1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9" office:value-type="date" office:date-value="2025-03-16" calcext:value-type="date">
            <text:p>2025-03-1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9" office:value-type="date" office:date-value="2025-03-17" calcext:value-type="date">
            <text:p>2025-03-17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9" office:value-type="date" office:date-value="2025-03-18" calcext:value-type="date">
            <text:p>2025-03-18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centralised offline clustering</text:p>
          </table:table-cell>
        </table:table-row>
        <table:table-row table:style-name="ro1">
          <table:table-cell table:style-name="ce19" office:value-type="date" office:date-value="2025-03-19" calcext:value-type="date">
            <text:p>2025-03-1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ixed errors and re-read paper</text:p>
          </table:table-cell>
        </table:table-row>
        <table:table-row table:style-name="ro1">
          <table:table-cell table:style-name="ce19" office:value-type="date" office:date-value="2025-03-20" calcext:value-type="date">
            <text:p>2025-03-20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Finished centralised offline clustering implementation</text:p>
          </table:table-cell>
        </table:table-row>
        <table:table-row table:style-name="ro1">
          <table:table-cell table:style-name="ce19" office:value-type="date" office:date-value="2025-03-21" calcext:value-type="date">
            <text:p>2025-03-21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2" calcext:value-type="date">
            <text:p>2025-03-2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Defined Bachelor’s thesis section titles</text:p>
          </table:table-cell>
        </table:table-row>
        <table:table-row table:style-name="ro1">
          <table:table-cell table:style-name="ce19" office:value-type="date" office:date-value="2025-03-23" calcext:value-type="date">
            <text:p>2025-03-23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4" calcext:value-type="date">
            <text:p>2025-03-24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Implemented tests and refactored project structure</text:p>
          </table:table-cell>
        </table:table-row>
        <table:table-row table:style-name="ro1">
          <table:table-cell table:style-name="ce19" office:value-type="date" office:date-value="2025-03-25" calcext:value-type="date">
            <text:p>2025-03-2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evaluation metrics</text:p>
          </table:table-cell>
        </table:table-row>
        <table:table-row table:style-name="ro3">
          <table:table-cell table:style-name="ce19" office:value-type="date" office:date-value="2025-03-26" calcext:value-type="date">
            <text:p>2025-03-2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Meeting with Thomas; Researched GPS reverse-engineering</text:p>
          </table:table-cell>
        </table:table-row>
        <table:table-row table:style-name="ro1">
          <table:table-cell table:style-name="ce19" office:value-type="date" office:date-value="2025-03-27" calcext:value-type="date">
            <text:p>2025-03-27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8" calcext:value-type="date">
            <text:p>2025-03-28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Analyzed dataset</text:p>
          </table:table-cell>
        </table:table-row>
        <table:table-row table:style-name="ro3">
          <table:table-cell table:style-name="ce19" office:value-type="date" office:date-value="2025-03-29" calcext:value-type="date">
            <text:p>2025-03-2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Added Jupyter Notebook; Explored road graph; Studied across-region merging, as well as region partitioning</text:p>
          </table:table-cell>
        </table:table-row>
        <table:table-row table:style-name="ro1">
          <table:table-cell table:style-name="ce19" office:value-type="date" office:date-value="2025-03-30" calcext:value-type="date">
            <text:p>2025-03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1" calcext:value-type="date">
            <text:p>2025-03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1" calcext:value-type="date">
            <text:p>2025-04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2" calcext:value-type="date">
            <text:p>2025-04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3" calcext:value-type="date">
            <text:p>2025-04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4" calcext:value-type="date">
            <text:p>2025-04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5" calcext:value-type="date">
            <text:p>2025-04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6" calcext:value-type="date">
            <text:p>2025-04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7" calcext:value-type="date">
            <text:p>2025-04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8" calcext:value-type="date">
            <text:p>2025-04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9" calcext:value-type="date">
            <text:p>2025-04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0" calcext:value-type="date">
            <text:p>2025-04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1" calcext:value-type="date">
            <text:p>2025-04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2" calcext:value-type="date">
            <text:p>2025-04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3" calcext:value-type="date">
            <text:p>2025-04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4" calcext:value-type="date">
            <text:p>2025-04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5" calcext:value-type="date">
            <text:p>2025-04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6" calcext:value-type="date">
            <text:p>2025-04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7" calcext:value-type="date">
            <text:p>2025-04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8" calcext:value-type="date">
            <text:p>2025-04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9" calcext:value-type="date">
            <text:p>2025-04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0" calcext:value-type="date">
            <text:p>2025-04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1" calcext:value-type="date">
            <text:p>2025-04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2" calcext:value-type="date">
            <text:p>2025-04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3" calcext:value-type="date">
            <text:p>2025-04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4" calcext:value-type="date">
            <text:p>2025-04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5" calcext:value-type="date">
            <text:p>2025-04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6" calcext:value-type="date">
            <text:p>2025-04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7" calcext:value-type="date">
            <text:p>2025-04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8" calcext:value-type="date">
            <text:p>2025-04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9" calcext:value-type="date">
            <text:p>2025-04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30" calcext:value-type="date">
            <text:p>2025-04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1" calcext:value-type="date">
            <text:p>2025-05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2" calcext:value-type="date">
            <text:p>2025-05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3" calcext:value-type="date">
            <text:p>2025-05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4" calcext:value-type="date">
            <text:p>2025-05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5" calcext:value-type="date">
            <text:p>2025-05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6" calcext:value-type="date">
            <text:p>2025-05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7" calcext:value-type="date">
            <text:p>2025-05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8" calcext:value-type="date">
            <text:p>2025-05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9" calcext:value-type="date">
            <text:p>2025-05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0" calcext:value-type="date">
            <text:p>2025-05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1" calcext:value-type="date">
            <text:p>2025-05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2" calcext:value-type="date">
            <text:p>2025-05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3" calcext:value-type="date">
            <text:p>2025-05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4" calcext:value-type="date">
            <text:p>2025-05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5" calcext:value-type="date">
            <text:p>2025-05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6" calcext:value-type="date">
            <text:p>2025-05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7" calcext:value-type="date">
            <text:p>2025-05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8" calcext:value-type="date">
            <text:p>2025-05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9" calcext:value-type="date">
            <text:p>2025-05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0" calcext:value-type="date">
            <text:p>2025-05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1" calcext:value-type="date">
            <text:p>2025-05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2" calcext:value-type="date">
            <text:p>2025-05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3" calcext:value-type="date">
            <text:p>2025-05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4" calcext:value-type="date">
            <text:p>2025-05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5" calcext:value-type="date">
            <text:p>2025-05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6" calcext:value-type="date">
            <text:p>2025-05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7" calcext:value-type="date">
            <text:p>2025-05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8" calcext:value-type="date">
            <text:p>2025-05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9" calcext:value-type="date">
            <text:p>2025-05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0" calcext:value-type="date">
            <text:p>2025-05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1" calcext:value-type="date">
            <text:p>2025-05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1" calcext:value-type="date">
            <text:p>2025-06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2" calcext:value-type="date">
            <text:p>2025-06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3" calcext:value-type="date">
            <text:p>2025-06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4" calcext:value-type="date">
            <text:p>2025-06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5" calcext:value-type="date">
            <text:p>2025-06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6" calcext:value-type="date">
            <text:p>2025-06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7" calcext:value-type="date">
            <text:p>2025-06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8" calcext:value-type="date">
            <text:p>2025-06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9" calcext:value-type="date">
            <text:p>2025-06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0" calcext:value-type="date">
            <text:p>2025-06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1" calcext:value-type="date">
            <text:p>2025-06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2" calcext:value-type="date">
            <text:p>2025-06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3" calcext:value-type="date">
            <text:p>2025-06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4" calcext:value-type="date">
            <text:p>2025-06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5" calcext:value-type="date">
            <text:p>2025-06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6" calcext:value-type="date">
            <text:p>2025-06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7" calcext:value-type="date">
            <text:p>2025-06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8" calcext:value-type="date">
            <text:p>2025-06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9" calcext:value-type="date">
            <text:p>2025-06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0" calcext:value-type="date">
            <text:p>2025-06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1" calcext:value-type="date">
            <text:p>2025-06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2" calcext:value-type="date">
            <text:p>2025-06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3" calcext:value-type="date">
            <text:p>2025-06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4" calcext:value-type="date">
            <text:p>2025-06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5" calcext:value-type="date">
            <text:p>2025-06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6" calcext:value-type="date">
            <text:p>2025-06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7" calcext:value-type="date">
            <text:p>2025-06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8" calcext:value-type="date">
            <text:p>2025-06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9" calcext:value-type="date">
            <text:p>2025-06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30" calcext:value-type="date">
            <text:p>2025-06-30</text:p>
          </table:table-cell>
          <table:table-cell table:style-name="ce22"/>
          <table:table-cell table:style-name="ce8"/>
        </table:table-row>
        <table:table-row table:style-name="ro1">
          <table:table-cell table:style-name="ce20" office:value-type="string" calcext:value-type="string">
            <text:p>Total [h]</text:p>
          </table:table-cell>
          <table:table-cell table:style-name="ce22" table:formula="of:=SUM([.B2:.B128])" office:value-type="float" office:value="76.5" calcext:value-type="float">
            <text:p>76.5</text:p>
          </table:table-cell>
          <table:table-cell table:style-name="ce9"/>
        </table:table-row>
        <table:table-row table:style-name="ro1">
          <table:table-cell table:style-name="ce20" office:value-type="string" calcext:value-type="string">
            <text:p>Average [h]</text:p>
          </table:table-cell>
          <table:table-cell table:style-name="ce23" table:formula="of:=[.B129]/COUNTIF([.B2:.B128];&quot;&lt;&gt;&quot;)" office:value-type="float" office:value="2.25" calcext:value-type="float">
            <text:p>2.25</text:p>
          </table:table-cell>
          <table:table-cell table:style-name="ce9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9">00/00/0000</text:date>, <text:time style:data-style-name="N2" text:time-value="19:31:17.00784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3-29T19:33:29.854161725</dc:date>
    <meta:editing-duration>PT27M21S</meta:editing-duration>
    <meta:editing-cycles>33</meta:editing-cycles>
    <meta:generator>LibreOffice/24.8.5.2$Linux_X86_64 LibreOffice_project/27b361b745d0ea8f99bc93dfcb7a39098dfa5fff</meta:generator>
    <meta:document-statistic meta:table-count="1" meta:cell-count="197" meta:object-count="0"/>
  </office:meta>
</office:document-meta>
</file>